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5.71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219cm" svg:height="1.193cm" svg:x="10.8cm" svg:y="8.8cm">
          <draw:text-box>
            <text:p><text:author-name text:fixed="false">Rebecca Randall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1-30T18:14:43.196153843</meta:creation-date>
    <dc:date>2016-02-01T13:10:17.107219718</dc:date>
    <dc:creator>Rebecca Randall</dc:creator>
    <meta:editing-duration>PT1M29S</meta:editing-duration>
    <meta:editing-cycles>3</meta:editing-cycles>
    <meta:generator>LibreOfficeDev/5.2.0.0.alpha0$Linux_X86_64 LibreOffice_project/96d6ceac915b8a5a1f5165ff2941c59e4ad3cb8c</meta:generator>
    <meta:document-statistic meta:object-count="24"/>
  </office:meta>
</office:document-meta>
</file>